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3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table:formula="of:=[.A2]+5000" office:value-type="float" office:value="5000" calcext:value-type="float">
            <text:p>50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formula="of:=[.A3]+5000" office:value-type="float" office:value="10000" calcext:value-type="float">
            <text:p>1000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 table:formula="of:=[.A4]+5000" office:value-type="float" office:value="15000" calcext:value-type="float">
            <text:p>1500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2" table:style-name="ce2" office:value-type="float" office:value="157" calcext:value-type="float">
            <text:p>15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1011"/>
        </table:table-row>
        <table:table-row table:style-name="ro1">
          <table:table-cell table:formula="of:=[.A5]+5000" office:value-type="float" office:value="20000" calcext:value-type="float">
            <text:p>2000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1011"/>
        </table:table-row>
        <table:table-row table:style-name="ro1">
          <table:table-cell table:formula="of:=[.A6]+5000" office:value-type="float" office:value="25000" calcext:value-type="float">
            <text:p>2500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1011"/>
        </table:table-row>
        <table:table-row table:style-name="ro1">
          <table:table-cell table:formula="of:=[.A7]+5000" office:value-type="float" office:value="30000" calcext:value-type="float">
            <text:p>300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97" calcext:value-type="float">
            <text:p>497</text:p>
          </table:table-cell>
          <table:table-cell table:number-columns-repeated="1011"/>
        </table:table-row>
        <table:table-row table:style-name="ro1">
          <table:table-cell table:formula="of:=[.A8]+5000" office:value-type="float" office:value="35000" calcext:value-type="float">
            <text:p>3500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1011"/>
        </table:table-row>
        <table:table-row table:style-name="ro1">
          <table:table-cell table:formula="of:=[.A9]+5000" office:value-type="float" office:value="40000" calcext:value-type="float">
            <text:p>4000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369" calcext:value-type="float">
            <text:p>369</text:p>
          </table:table-cell>
          <table:table-cell table:number-columns-repeated="1011"/>
        </table:table-row>
        <table:table-row table:style-name="ro1">
          <table:table-cell table:formula="of:=[.A10]+5000" office:value-type="float" office:value="45000" calcext:value-type="float">
            <text:p>45000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 table:formula="of:=[.A11]+5000" office:value-type="float" office:value="50000" calcext:value-type="float">
            <text:p>50000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1011"/>
        </table:table-row>
        <table:table-row table:style-name="ro1">
          <table:table-cell table:formula="of:=[.A12]+5000" office:value-type="float" office:value="55000" calcext:value-type="float">
            <text:p>5500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table:formula="of:=[.A13]+5000" office:value-type="float" office:value="60000" calcext:value-type="float">
            <text:p>6000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1011"/>
        </table:table-row>
        <table:table-row table:style-name="ro1">
          <table:table-cell table:formula="of:=[.A14]+5000" office:value-type="float" office:value="65000" calcext:value-type="float">
            <text:p>650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2" table:style-name="ce2" office:value-type="float" office:value="257" calcext:value-type="float">
            <text:p>257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table:formula="of:=[.A15]+5000" office:value-type="float" office:value="70000" calcext:value-type="float">
            <text:p>7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1011"/>
        </table:table-row>
        <table:table-row table:style-name="ro1">
          <table:table-cell table:formula="of:=[.A16]+5000" office:value-type="float" office:value="75000" calcext:value-type="float">
            <text:p>750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table:formula="of:=[.A17]+5000" office:value-type="float" office:value="80000" calcext:value-type="float">
            <text:p>8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11"/>
        </table:table-row>
        <table:table-row table:style-name="ro1">
          <table:table-cell table:formula="of:=[.A18]+5000" office:value-type="float" office:value="85000" calcext:value-type="float">
            <text:p>850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formula="of:=[.A19]+5000" office:value-type="float" office:value="90000" calcext:value-type="float">
            <text:p>900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formula="of:=[.A20]+5000" office:value-type="float" office:value="95000" calcext:value-type="float">
            <text:p>95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table:formula="of:=[.A21]+5000" office:value-type="float" office:value="100000" calcext:value-type="float">
            <text:p>1000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1"/>
        </table:table-row>
        <table:table-row table:style-name="ro1">
          <table:table-cell table:formula="of:=[.A22]+5000" office:value-type="float" office:value="105000" calcext:value-type="float">
            <text:p>10500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table:formula="of:=[.A23]+5000" office:value-type="float" office:value="110000" calcext:value-type="float">
            <text:p>110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table:formula="of:=[.A24]+5000" office:value-type="float" office:value="115000" calcext:value-type="float">
            <text:p>1150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table:formula="of:=[.A25]+5000" office:value-type="float" office:value="120000" calcext:value-type="float">
            <text:p>12000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1"/>
        </table:table-row>
        <table:table-row table:style-name="ro1">
          <table:table-cell table:formula="of:=[.A26]+5000" office:value-type="float" office:value="125000" calcext:value-type="float">
            <text:p>1250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table:formula="of:=[.A27]+5000" office:value-type="float" office:value="130000" calcext:value-type="float">
            <text:p>1300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table:formula="of:=[.A28]+5000" office:value-type="float" office:value="135000" calcext:value-type="float">
            <text:p>1350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formula="of:=[.A29]+5000" office:value-type="float" office:value="140000" calcext:value-type="float">
            <text:p>1400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formula="of:=[.A30]+5000" office:value-type="float" office:value="145000" calcext:value-type="float">
            <text:p>145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formula="of:=[.A31]+5000" office:value-type="float" office:value="150000" calcext:value-type="float">
            <text:p>1500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formula="of:=[.A32]+5000" office:value-type="float" office:value="155000" calcext:value-type="float">
            <text:p>155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formula="of:=[.A33]+5000" office:value-type="float" office:value="160000" calcext:value-type="float">
            <text:p>1600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formula="of:=[.A34]+5000" office:value-type="float" office:value="165000" calcext:value-type="float">
            <text:p>165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formula="of:=[.A35]+5000" office:value-type="float" office:value="170000" calcext:value-type="float">
            <text:p>17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formula="of:=[.A36]+5000" office:value-type="float" office:value="175000" calcext:value-type="float">
            <text:p>1750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formula="of:=[.A37]+5000" office:value-type="float" office:value="180000" calcext:value-type="float">
            <text:p>18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formula="of:=[.A38]+5000" office:value-type="float" office:value="185000" calcext:value-type="float">
            <text:p>1850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formula="of:=[.A39]+5000" office:value-type="float" office:value="190000" calcext:value-type="float">
            <text:p>1900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formula="of:=[.A40]+5000" office:value-type="float" office:value="195000" calcext:value-type="float">
            <text:p>195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formula="of:=[.A41]+5000" office:value-type="float" office:value="200000" calcext:value-type="float">
            <text:p>20000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1034" calcext:value-type="float">
            <text:p>1,034</text:p>
          </table:table-cell>
          <table:table-cell table:style-name="ce2" office:value-type="float" office:value="1160" calcext:value-type="float">
            <text:p>1,160</text:p>
          </table:table-cell>
          <table:table-cell table:style-name="ce2" office:value-type="float" office:value="1030" calcext:value-type="float">
            <text:p>1,03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1" loext:min-decimal-places="1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4" loext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9:43:08.267995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44:23.141811192</meta:creation-date>
    <dc:date>2018-01-30T09:43:12.571539521</dc:date>
    <meta:editing-duration>PT6M15S</meta:editing-duration>
    <meta:editing-cycles>2</meta:editing-cycles>
    <meta:generator>LibreOffice/5.1.6.2$Linux_X86_64 LibreOffice_project/10m0$Build-2</meta:generator>
    <meta:document-statistic meta:table-count="1" meta:cell-count="545" meta:object-count="0"/>
  </office:meta>
</office:document-meta>
</file>